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4700000024C13959E9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style:font-name="UnB Offic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SPARINI, J. L. Introdução. In: _________. <text:span text:style-name="T1">Uma Didática para a Pedagogia Histórico-Crítica</text:span>. Campinas, SP: Autores Associados. 2012, p. 01 – 10.</text:p>
      <text:p text:style-name="P2"/>
      <text:p text:style-name="P2">O Livro Uma Didática para a Pedagogia Histórico-Crítica associa a dialética do conhecimento a uma proposta pedagógica do processo de ensino-aprendizagem. No capítulo de introdução, Gasparini expõe as críticas à escola atual, esclarece a finalidade social da escola e retoma a teoria dialética de construção do conhecimento humano.</text:p>
      <text:p text:style-name="P2">a escola como manifestação social e como tal desempenha papel fundamental</text:p>
      <text:p text:style-name="P2">processo ensino-aprendizagem</text:p>
      <text:p text:style-name="P2">interdisciplinaridade</text:p>
      <text:p text:style-name="P2">reducionismo; holismo</text:p>
      <text:p text:style-name="P2">apropriação de conteúdos como expressão complexa da vida humana nos diversos períodos da história</text:p>
      <text:p text:style-name="P2">novo método</text:p>
      <text:p text:style-name="P2">realidade social para a sala de aula em um processo dialético</text:p>
      <text:p text:style-name="P2">marco referencial epistemológico; teoria dialética do conhecimento; fundamentar a concepção metodológica; planejamento de ensino-aprendizagem; ação docente-discente</text:p>
      <text:p text:style-name="P2">patrimônio sócio-cultural contextualizado; determinado por intenções e necessidades humanas; trabalho humano; processo histórico de transformação do mundo; continuidades rupturas, reelaborações, reincorporações, permanências e avanços.</text:p>
      <text:p text:style-name="P2">concepção metodológica dialética do processo educativ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UnB Office" svg:font-family="'UnB Offic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2.275cm" fo:margin-right="0cm" fo:text-indent="0cm" style:auto-text-indent="false">
        <style:tab-stops/>
      </style:paragraph-properties>
      <style:text-properties style:font-name="UnB Office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run-through="foreground" style:wrap="right" style:number-wrapped-paragraphs="1" style:wrap-contour="fals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2" text:anchor-type="paragraph" svg:width="2.004cm" svg:height="1.016cm" draw:z-index="0"><draw:image xlink:href="Pictures/100002010000004700000024C13959E9.png" xlink:type="simple" xlink:show="embed" xlink:actuate="onLoad"/></draw:frame>Universidade de Brasília</text:p>
        <text:p text:style-name="MP1">Faculdade de Educação</text:p>
        <text:p text:style-name="MP1">Didática Fundamental</text:p>
        <text:p text:style-name="MP1">Profª. Milene de Fátima Soares</text:p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2T17:05:30</meta:creation-date>
    <meta:editing-duration>PT4H39M17S</meta:editing-duration>
    <meta:editing-cycles>37</meta:editing-cycles>
    <meta:generator>LibreOffice/3.5$Linux_X86_64 LibreOffice_project/350m1$Build-2</meta:generator>
    <meta:initial-creator>Danilo </meta:initial-creator>
    <dc:date>2014-09-23T12:02:37</dc:date>
    <dc:creator>Danilo </dc:creator>
    <meta:document-statistic meta:table-count="0" meta:image-count="1" meta:object-count="0" meta:page-count="1" meta:paragraph-count="16" meta:word-count="171" meta:character-count="1335" meta:non-whitespace-character-count="1180"/>
  </office:meta>
</office:document-meta>
</file>